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JOHN SEES (15:1-2a, 5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WHAT JOHN SEES (15:1-2a, 5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ees seven angels (15:1-2a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ees seven angels (15:1-2a, 6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ssignment (15:1, 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appearance (15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WHAT JOHN SEES (15:1-2a, 5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ees seven angels (15:1-2a, 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sees a smoke-filled Temple (15:5, 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sees a smoke-filled Temple (15:5, 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entrance to the Holy of Holies is opened (15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emple itself is closed to all until the bowl judgments are completed (15:8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AT JOHN SEES (15:1-2a, 5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sees seven angels (15:1-2a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sees a smoke-filled Temple (15:5, 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REVELATION 15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WHAT JOHN SEES (15:1-2a, 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WHAT JOHN HEARS (15:2b-4): H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JOHN HEARS (15:2b-4): H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ingers (15:2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ong (15:3-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5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JOHN SEES (15:1-2a, 5-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JOHN HEARS (15:2b-4): H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5</dc:title>
    <meta:initial-creator>David STRICKLAND</meta:initial-creator>
    <dc:creator>David STRICKLAND</dc:creator>
    <meta:creation-date>2020-02-22T19:35:34Z</meta:creation-date>
    <dc:date>2020-02-22T19:35:34Z</dc:date>
    <meta:template xlink:href="BibleStudy" xlink:type="simple"/>
    <meta:editing-cycles>1</meta:editing-cycles>
    <meta:editing-duration>PT0S</meta:editing-duration>
    <meta:document-statistic meta:paragraph-count="27" meta:word-count="252"/>
  </office:meta>
</office:document-meta>
</file>